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609" officeooo:paragraph-rsid="0018f609"/>
    </style:style>
    <style:style style:name="T1" style:family="text">
      <style:text-properties officeooo:rsid="0019b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queline Anderson</text:p>
      <text:p text:style-name="P1"/>
      <text:p text:style-name="P1">Landon Reams</text:p>
      <text:p text:style-name="P1"/>
      <text:p text:style-name="P1">Programming Assignment 2</text:p>
      <text:p text:style-name="P1"/>
      <text:p text:style-name="P1">Recurrance Relation:</text:p>
      <text:p text:style-name="P1"/>
      <text:p text:style-name="P1">m[ row , column ] = <text:tab/>{ <text:s/><text:span text:style-name="T1">m [ row ] [ column ]</text:span><text:tab/><text:tab/><text:tab/><text:tab/><text:tab/>if row = <text:span text:style-name="T1">0</text:span></text:p>
      <text:p text:style-name="P1"><text:tab/><text:tab/><text:tab/>{ <text:s/>min { m[ row - 1 , column - 1] + m [ row – 1 , column ] + m [ row – 1 , column + 1]} + m [ row ][ column ] <text:s/><text:tab/><text:tab/><text:tab/><text:tab/><text:tab/><text:tab/><text:span text:style-name="T1">if row &gt;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08:32:45.963616920</meta:creation-date>
    <dc:date>2016-03-27T08:53:40.475530977</dc:date>
    <meta:editing-duration>PT2M24S</meta:editing-duration>
    <meta:editing-cycles>1</meta:editing-cycles>
    <meta:document-statistic meta:table-count="0" meta:image-count="0" meta:object-count="0" meta:page-count="1" meta:paragraph-count="6" meta:word-count="66" meta:character-count="264" meta:non-whitespace-character-count="185"/>
    <meta:generator>LibreOffice/4.2.8.2$Linux_X86_64 LibreOffice_project/420m0$Build-2</meta:generator>
  </office:meta>
</office:document-meta>
</file>